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fd15a" officeooo:paragraph-rsid="001fd15a"/>
    </style:style>
    <style:style style:name="P2" style:family="paragraph" style:parent-style-name="Text_20_body">
      <style:text-properties officeooo:paragraph-rsid="001fd15a"/>
    </style:style>
    <style:style style:name="P3" style:family="paragraph" style:parent-style-name="Text_20_body">
      <style:text-properties officeooo:paragraph-rsid="0020aa96"/>
    </style:style>
    <style:style style:name="P4" style:family="paragraph" style:parent-style-name="Title">
      <style:text-properties officeooo:rsid="001fd15a" officeooo:paragraph-rsid="001fd15a"/>
    </style:style>
    <style:style style:name="P5" style:family="paragraph" style:parent-style-name="Subtitle">
      <style:text-properties officeooo:rsid="001fd15a" officeooo:paragraph-rsid="001fd15a"/>
    </style:style>
    <style:style style:name="P6" style:family="paragraph" style:parent-style-name="Text_20_body">
      <style:text-properties style:text-underline-style="solid" style:text-underline-type="double" style:text-underline-width="auto" style:text-underline-color="font-color" officeooo:rsid="001fd15a" officeooo:paragraph-rsid="001fd15a"/>
    </style:style>
    <style:style style:name="P7" style:family="paragraph" style:parent-style-name="Heading_20_1">
      <style:text-properties officeooo:rsid="001fd15a" officeooo:paragraph-rsid="001fd15a"/>
    </style:style>
    <style:style style:name="P8" style:family="paragraph" style:parent-style-name="Heading_20_1">
      <style:text-properties officeooo:rsid="0020aa96" officeooo:paragraph-rsid="0020aa96"/>
    </style:style>
    <style:style style:name="P9" style:family="paragraph" style:parent-style-name="Heading_20_1">
      <style:paragraph-properties fo:break-before="page"/>
      <style:text-properties officeooo:rsid="001fd15a" officeooo:paragraph-rsid="001fd15a"/>
    </style:style>
    <style:style style:name="P10" style:family="paragraph" style:parent-style-name="Footer">
      <style:text-properties officeooo:paragraph-rsid="00262fee"/>
    </style:style>
    <style:style style:name="T1" style:family="text">
      <style:text-properties officeooo:rsid="001fd15a"/>
    </style:style>
    <style:style style:name="T2" style:family="text">
      <style:text-properties officeooo:rsid="0020aa96"/>
    </style:style>
    <style:style style:name="T3" style:family="text">
      <style:text-properties fo:font-style="italic" officeooo:rsid="0020aa96" style:font-style-asian="italic" style:font-style-complex="italic"/>
    </style:style>
    <style:style style:name="T4" style:family="text">
      <style:text-properties officeooo:rsid="00262f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napchatwall</text:p>
      <text:p text:style-name="P5">Statusbericht <text:span text:style-name="T4">vom</text:span> 15.1.2018</text:p>
      <text:p text:style-name="P6"/>
      <text:h text:style-name="P9" text:outline-level="1">1.0) Intention</text:h>
      <text:p text:style-name="P2"><text:tab/><text:span text:style-name="T1">Grund für die Entwicklung einer „SnapchatWall“ ist die Erschaffung einer Möglichkeit von <text:tab/>Gästen versendete Bilder an eine Leinwand zu projizieren.</text:span></text:p>
      <text:h text:style-name="P7" text:outline-level="1">2.0) Begriffserklärung</text:h>
      <text:p text:style-name="P2"><text:tab/>„<text:span text:style-name="T1">SnapchatWall</text:span>“: <text:span text:style-name="T1">Ist eine Zusammenstellung von drei unabhängigen Softwarekomponenten <text:tab/><text:tab/>welche folglich erläutert werden.</text:span></text:p>
      <text:h text:style-name="Heading_20_2" text:outline-level="2"><text:tab/><text:span text:style-name="T1">2.1) Bot</text:span></text:h>
      <text:p text:style-name="Text_20_body"><text:tab/><text:tab/><text:span text:style-name="T1">Der Bot ist ein Programm welches mit der Hilfe eines Android Emulator, auf welchen <text:tab/><text:tab/><text:tab/>die Snapchat App installiert ist, sogenannte „Snaps“ zu öffnen und zu speichern.</text:span></text:p>
      <text:h text:style-name="Heading_20_2" text:outline-level="2"><text:tab/><text:span text:style-name="T1">2.2) Content Filter</text:span></text:h>
      <text:p text:style-name="Text_20_body"><text:tab/><text:tab/><text:span text:style-name="T1">Der Content Filter ist ein Programm mit GUI bei der, der Helfer (irgendeine Person) <text:tab/><text:tab/><text:tab/>Snaps ansehen kann und entscheiden soll ob diese anstößige Inhalte beinhalten. Für <text:tab/><text:tab/><text:tab/>„Snaps“ mit anstößigen Inhalten übernimmt der Entwickler keine Haftung, die Haftung <text:tab/><text:tab/><text:tab/>liegt bei, dem weiter oben erwähnten, Helfer.</text:span></text:p>
      <text:h text:style-name="Heading_20_2" text:outline-level="2"><text:tab/><text:span text:style-name="T1">2.3) Presentation</text:span></text:h>
      <text:p text:style-name="Text_20_body"><text:tab/><text:tab/><text:span text:style-name="T1">Die Presentation ist ein Programm welches im Fullscreen läuft und „Snaps“ welche <text:tab/><text:tab/><text:tab/>versendet wurden anzeigt. Dabei haben „Snaps“ welche noch nicht gezeigt wurden <text:tab/><text:tab/><text:tab/>eine höhere Priorität als welche die schon gezeigt wurden. Sollten keine neuen <text:tab/><text:tab/><text:tab/><text:tab/>„Snaps“ verfügbar sein, wird zufällig ein bereits gezeigter „Snap“ genommen. <text:tab/><text:tab/><text:tab/><text:tab/>Außerdem ist die ganze Zeit der User QR-Code vom Bot zu sehen, durch welchen, <text:tab/><text:tab/><text:tab/>Gäste den Bot hinzufügen können.</text:span></text:p>
      <text:h text:style-name="P8" text:outline-level="1">3.0) Ist-Zustand</text:h>
      <text:p text:style-name="P3"><text:tab/><text:span text:style-name="T2">Die Entwicklung des Bots ist komplett abgeschlossen. Der Bot kann (wenn aktiv) unter den <text:tab/>Username [</text:span><text:span text:style-name="T3">htlkremsball</text:span><text:span text:style-name="T2">] hinzugefügt werden.</text:span></text:p>
      <text:p text:style-name="P3"><text:tab/><text:span text:style-name="T2">Die Entwicklung der Presentation ist ebenfalls bald abgeschlossen. Der Content Filter benötigt <text:tab/>nicht viel Aufwand.</text:span></text:p>
      <text:p text:style-name="P3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1fd15a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62fee"/>
    </style:style>
    <style:style style:name="MT1" style:family="text">
      <style:text-properties officeooo:rsid="00262fe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ominik Dafert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0:28:55.732748287</meta:creation-date>
    <dc:date>2018-01-15T20:53:42.557110528</dc:date>
    <meta:editing-duration>PT10M48S</meta:editing-duration>
    <meta:editing-cycles>3</meta:editing-cycles>
    <meta:generator>LibreOffice/5.4.4.2$Linux_X86_64 LibreOffice_project/40m0$Build-2</meta:generator>
    <meta:document-statistic meta:table-count="0" meta:image-count="0" meta:object-count="0" meta:page-count="2" meta:paragraph-count="17" meta:word-count="218" meta:character-count="1593" meta:non-whitespace-character-count="1341"/>
  </office:meta>
</office:document-meta>
</file>